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423cm" fo:margin-bottom="0.423cm" style:contextual-spacing="false" style:line-height-at-least="0.176cm"/>
      <style:text-properties officeooo:paragraph-rsid="0010e0c6"/>
    </style:style>
    <style:style style:name="P2" style:family="paragraph" style:parent-style-name="Standard">
      <style:text-properties officeooo:paragraph-rsid="0010e0c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ngs Fall Apart is a novel by Nigerian author Chinua Achebe that tells the story of an Igbo man named Okonkwo and his experiences before and after the arrival of European colonizers in Nigeria. The novel is set in the late 19th century and explores themes like identity, culture clash, and the effects of colonialism on traditional African societies.</text:p>
      <text:p text:style-name="P1">The plot of Things Fall Apart revolves around Okonkwo, a man who is successful and respected man in his community. Okonkwo is obsessed with maintaining his honor and reputation. He rises to prominence through his strength and hard work, but he is also a man of violence and anger, which ultimately leads to his downfall. His fear of weakness and failure drives him to make rash decisions that lead to the death of a fellow clansman. As a punishment he is exiled from his village.</text:p>
      <text:p text:style-name="P1">While Okonkwo is away, European colonizers arrive and begin to impose their culture and way of life on the local people. When Okonkwo returns he finds his village transformed, with the introduction of new religion, government, and economic systems. He is resistant to change and tries to rally his fellow clansmen to resist the colonizers. As the story progresses, Okonkwo becomes increasingly disillusioned and despairing, and he ultimately takes his own life.</text:p>
      <text:p text:style-name="P1">The novel explores several themes, like the tension between tradition and modernity, the impact of colonialism on traditional societies, and the importance of cultural identity. The clash between the Igbo culture and the European colonial culture is a central theme. The novel shows how the arrival of Europeans disrupts and destroys the way of life in the Igbo community, causing confusion, conflict, and chaos.</text:p>
      <text:p text:style-name="P1">Another theme is the importance of cultural identity. Things fall apart tells us that cultural identity is essential for people's sense of self-worth and their ability to maintain a meaningful existence. Okonkwo's struggle to maintain his cultural identity in the face of colonialism underline the importance of preserving one's heritage and cultural traditions.</text:p>
      <text:p text:style-name="P1">Overall, Things Fall Apart is a amazing and powerfull novel that offers a poignant commentary on the devastating effects of colonialism on African societies. Through the story of Okonkwo, Achebe portrays the struggles and challenges faced by traditional African societies in the face of modernity and external influence. The novel is a testament to the resilience and perseverance of African cultures and serves as a expression of the importance of preserving cultural heritage in a rapidly changing world.</text:p>
      <text:p text:style-name="P2">(413 wo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20:23:24.897000000</meta:creation-date>
    <dc:date>2023-05-28T20:23:39.479000000</dc:date>
    <meta:editing-duration>PT14S</meta:editing-duration>
    <meta:editing-cycles>1</meta:editing-cycles>
    <meta:document-statistic meta:table-count="0" meta:image-count="0" meta:object-count="0" meta:page-count="1" meta:paragraph-count="7" meta:word-count="413" meta:character-count="2583" meta:non-whitespace-character-count="2177"/>
    <meta:generator>LibreOffice/7.5.2.2$Windows_X86_64 LibreOffice_project/53bb9681a964705cf672590721dbc85eb4d0c3a2</meta:generator>
  </office:meta>
</office:document-meta>
</file>